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24pt" fo:font-weight="bold" officeooo:rsid="000a0551" officeooo:paragraph-rsid="000a055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size="24pt" fo:font-weight="bold" officeooo:rsid="000a0551" officeooo:paragraph-rsid="000a055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fo:font-weight="normal" officeooo:rsid="000a836a" officeooo:paragraph-rsid="000a836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fo:font-weight="normal" officeooo:rsid="000c2f3e" officeooo:paragraph-rsid="000c2f3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fo:font-weight="normal" officeooo:rsid="000d85c2" officeooo:paragraph-rsid="000d85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fo:font-weight="normal" officeooo:rsid="000f0dfe" officeooo:paragraph-rsid="000f0df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fo:font-weight="normal" officeooo:rsid="0012f320" officeooo:paragraph-rsid="0012f32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weight="normal" officeooo:rsid="00134fbf" officeooo:paragraph-rsid="00134fb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0f0dfe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10d840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134fbf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2pt" fo:font-weight="bold" officeooo:rsid="000c2f3e" officeooo:paragraph-rsid="000c2f3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2pt" fo:font-weight="bold" officeooo:rsid="0012f320" officeooo:paragraph-rsid="0012f320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2f3e" style:font-weight-asian="bold" style:font-weight-complex="bold"/>
    </style:style>
    <style:style style:name="T3" style:family="text">
      <style:text-properties fo:font-weight="bold" officeooo:rsid="000f0dfe" style:font-size-asian="10.5pt" style:font-weight-asian="bold" style:font-size-complex="12pt" style:font-weight-complex="bold"/>
    </style:style>
    <style:style style:name="T4" style:family="text">
      <style:text-properties fo:font-weight="bold" officeooo:rsid="0010d840" style:font-size-asian="10.5pt" style:font-weight-asian="bold" style:font-size-complex="12pt" style:font-weight-complex="bold"/>
    </style:style>
    <style:style style:name="T5" style:family="text">
      <style:text-properties fo:color="#569cd6" loext:opacity="100%" style:font-name="Droid Sans Mono" fo:font-size="10.5pt" fo:background-color="#1f1f1f" loext:char-shading-value="0"/>
    </style:style>
    <style:style style:name="T6" style:family="text">
      <style:text-properties fo:color="#569cd6" loext:opacity="100%" style:font-name="Droid Sans Mono" fo:font-size="10.5pt" fo:font-weight="bold" officeooo:rsid="000f0dfe" fo:background-color="#1f1f1f" loext:char-shading-value="0" style:font-size-asian="10.5pt" style:font-weight-asian="bold" style:font-size-complex="12pt" style:font-weight-complex="bold"/>
    </style:style>
    <style:style style:name="T7" style:family="text">
      <style:text-properties fo:color="#cccccc" loext:opacity="100%" style:font-name="Droid Sans Mono" fo:font-size="10.5pt" fo:background-color="#1f1f1f" loext:char-shading-value="0"/>
    </style:style>
    <style:style style:name="T8" style:family="text">
      <style:text-properties fo:color="#cccccc" loext:opacity="100%" style:font-name="Droid Sans Mono" fo:font-size="10.5pt" fo:font-weight="bold" officeooo:rsid="000f0dfe" fo:background-color="#1f1f1f" loext:char-shading-value="0" style:font-size-asian="10.5pt" style:font-weight-asian="bold" style:font-size-complex="12pt" style:font-weight-complex="bold"/>
    </style:style>
    <style:style style:name="T9" style:family="text">
      <style:text-properties fo:color="#4fc1ff" loext:opacity="100%" style:font-name="Droid Sans Mono" fo:font-size="10.5pt" fo:background-color="#1f1f1f" loext:char-shading-value="0"/>
    </style:style>
    <style:style style:name="T10" style:family="text">
      <style:text-properties fo:color="#4fc1ff" loext:opacity="100%" style:font-name="Droid Sans Mono" fo:font-size="10.5pt" fo:font-weight="bold" officeooo:rsid="000f0dfe" fo:background-color="#1f1f1f" loext:char-shading-value="0" style:font-size-asian="10.5pt" style:font-weight-asian="bold" style:font-size-complex="12pt" style:font-weight-complex="bold"/>
    </style:style>
    <style:style style:name="T11" style:family="text">
      <style:text-properties fo:color="#d4d4d4" loext:opacity="100%" style:font-name="Droid Sans Mono" fo:font-size="10.5pt" fo:background-color="#1f1f1f" loext:char-shading-value="0"/>
    </style:style>
    <style:style style:name="T12" style:family="text">
      <style:text-properties fo:color="#d4d4d4" loext:opacity="100%" style:font-name="Droid Sans Mono" fo:font-size="10.5pt" fo:font-weight="bold" officeooo:rsid="000f0dfe" fo:background-color="#1f1f1f" loext:char-shading-value="0" style:font-size-asian="10.5pt" style:font-weight-asian="bold" style:font-size-complex="12pt" style:font-weight-complex="bold"/>
    </style:style>
    <style:style style:name="T13" style:family="text">
      <style:text-properties fo:color="#ce9178" loext:opacity="100%" style:font-name="Droid Sans Mono" fo:font-size="10.5pt" fo:background-color="#1f1f1f" loext:char-shading-value="0"/>
    </style:style>
    <style:style style:name="T14" style:family="text">
      <style:text-properties fo:color="#ce9178" loext:opacity="100%" style:font-name="Droid Sans Mono" fo:font-size="10.5pt" fo:font-weight="bold" officeooo:rsid="000f0dfe" fo:background-color="#1f1f1f" loext:char-shading-value="0" style:font-size-asian="10.5pt" style:font-weight-asian="bold" style:font-size-complex="12pt" style:font-weight-complex="bold"/>
    </style:style>
    <style:style style:name="T15" style:family="text">
      <style:text-properties officeooo:rsid="000f0dfe" style:font-size-asian="10.5pt" style:font-weight-asian="normal" style:font-size-complex="12pt" style:font-weight-complex="normal"/>
    </style:style>
    <style:style style:name="T16" style:family="text">
      <style:text-properties officeooo:rsid="0010d840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rch Algorithm</text:p>
      <text:p text:style-name="P2"/>
      <text:p text:style-name="P3"><text:span text:style-name="T1">Big O Notation “</text:span><text:span text:style-name="T2">O(n)</text:span><text:span text:style-name="T1">”:</text:span><text:line-break/>the worst runtime for a given algorithm. Measured by no. of operations running</text:p>
      <text:p text:style-name="P3"/>
      <text:p text:style-name="P12">Algorithm:</text:p>
      <text:p text:style-name="P4">is the step-by-step procedures for solving a problem or the plan to start coding.</text:p>
      <text:p text:style-name="P5">A way of thinking and organizing steps before coding.</text:p>
      <text:p text:style-name="P5">Must be clear and care for time complexity.</text:p>
      <text:p text:style-name="P5">Examples:<text:line-break/>step1: start</text:p>
      <text:p text:style-name="P5">step2: define inputs and make variables for them</text:p>
      <text:p text:style-name="P5">step3: problem</text:p>
      <text:p text:style-name="P5">step4: output</text:p>
      <text:p text:style-name="P5">step5:end</text:p>
      <text:p text:style-name="P5"/>
      <text:p text:style-name="P5">also can use flow charts</text:p>
      <text:p text:style-name="P5"/>
      <text:p text:style-name="P11"><text:span text:style-name="T6">const</text:span><text:span text:style-name="T8"> </text:span><text:span text:style-name="T10">students</text:span><text:span text:style-name="T8"> </text:span><text:span text:style-name="T12">=</text:span><text:span text:style-name="T8"> [</text:span><text:span text:style-name="T14">"Adam"</text:span><text:span text:style-name="T8">, </text:span><text:span text:style-name="T14">"Reham"</text:span><text:span text:style-name="T8">, </text:span><text:span text:style-name="T14">"Mohamed"</text:span><text:span text:style-name="T8">, </text:span><text:span text:style-name="T14">"Mona"</text:span><text:span text:style-name="T8">, </text:span><text:span text:style-name="T14">"Ahmed"</text:span><text:span text:style-name="T8">];</text:span></text:p>
      <text:p text:style-name="P11"><text:span text:style-name="T8"/></text:p>
      <text:p text:style-name="P11"><text:span text:style-name="T8"/></text:p>
      <text:p text:style-name="P9"><text:span text:style-name="T3">Linear Search:</text:span></text:p>
      <text:p text:style-name="P10"><text:span text:style-name="T16">best case when data is not sorted</text:span></text:p>
      <text:p text:style-name="P6">search index-by-index</text:p>
      <text:p text:style-name="P6"/>
      <text:p text:style-name="P13">Binary Search:</text:p>
      <text:p text:style-name="P7">for sorted data</text:p>
      <text:p text:style-name="P8">it sets right point, left point, and mid point in the array and search where will be the value and update them (elimination to shorten the array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3:20:21.008787015</meta:creation-date>
    <dc:date>2024-07-16T16:31:16.664215938</dc:date>
    <meta:editing-duration>PT2H50M3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23" meta:character-count="739" meta:non-whitespace-character-count="635"/>
  </office:meta>
</office:document-meta>
</file>